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in"/>
    </style:style>
    <style:style style:name="co3" style:family="table-column">
      <style:table-column-properties fo:break-before="auto" style:column-width="1.3598in"/>
    </style:style>
    <style:style style:name="co4" style:family="table-column">
      <style:table-column-properties fo:break-before="auto" style:column-width="1.407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8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8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svId</text:p>
          </table:table-cell>
          <table:table-cell office:value-type="string" calcext:value-type="string">
            <text:p>rcvTOW</text:p>
          </table:table-cell>
          <table:table-cell office:value-type="string" calcext:value-type="string">
            <text:p>t_tx</text:p>
          </table:table-cell>
          <table:table-cell office:value-type="string" calcext:value-type="string">
            <text:p>WN</text:p>
          </table:table-cell>
          <table:table-cell office:value-type="string" calcext:value-type="string">
            <text:p>geoRange</text:p>
          </table:table-cell>
          <table:table-cell office:value-type="string" calcext:value-type="string">
            <text:p>elevation</text:p>
          </table:table-cell>
          <table:table-cell office:value-type="string" calcext:value-type="string">
            <text:p>azimuth</text:p>
          </table:table-cell>
          <table:table-cell office:value-type="string" calcext:value-type="string">
            <text:p>satClockBias</text:p>
          </table:table-cell>
          <table:table-cell office:value-type="string" calcext:value-type="string">
            <text:p>relBias</text:p>
          </table:table-cell>
          <table:table-cell office:value-type="string" calcext:value-type="string">
            <text:p>biases</text:p>
          </table:table-cell>
          <table:table-cell office:value-type="string" calcext:value-type="string">
            <text:p>pseudorange</text:p>
          </table:table-cell>
          <table:table-cell office:value-type="string" calcext:value-type="string">
            <text:p>troposphericDelay</text:p>
          </table:table-cell>
          <table:table-cell office:value-type="string" calcext:value-type="string">
            <text:p>pwv</text:p>
          </table:table-cell>
          <table:table-cell office:value-type="string" calcext:value-type="string">
            <text:p>ztd</text:p>
          </table:table-cell>
        </table:table-row>
        <table:table-row table:style-name="ro1">
          <table:table-cell office:value-type="string" calcext:value-type="string">
            <text:p>E31</text:p>
          </table:table-cell>
          <table:table-cell office:value-type="float" office:value="226800" calcext:value-type="float">
            <text:p>226800</text:p>
          </table:table-cell>
          <table:table-cell office:value-type="float" office:value="226799.918453038" calcext:value-type="float">
            <text:p>226799.918453038</text:p>
          </table:table-cell>
          <table:table-cell office:value-type="float" office:value="2394" calcext:value-type="float">
            <text:p>2394</text:p>
          </table:table-cell>
          <table:table-cell office:value-type="float" office:value="24447164.0443481" calcext:value-type="float">
            <text:p>24447164.0443481</text:p>
          </table:table-cell>
          <table:table-cell office:value-type="float" office:value="49.5701459747888" calcext:value-type="float">
            <text:p>49.5701459747888</text:p>
          </table:table-cell>
          <table:table-cell office:value-type="float" office:value="137.793085698981" calcext:value-type="float">
            <text:p>137.793085698981</text:p>
          </table:table-cell>
          <table:table-cell office:value-type="float" office:value="-30429.5151321733" calcext:value-type="float">
            <text:p>-30429.5151321733</text:p>
          </table:table-cell>
          <table:table-cell office:value-type="float" office:value="-0.04462225592738" calcext:value-type="float">
            <text:p>-0.04462225592738</text:p>
          </table:table-cell>
          <table:table-cell office:value-type="float" office:value="-30429.5597544292" calcext:value-type="float">
            <text:p>-30429.5597544292</text:p>
          </table:table-cell>
          <table:table-cell office:value-type="float" office:value="24477586.4009818" calcext:value-type="float">
            <text:p>24477586.4009818</text:p>
          </table:table-cell>
          <table:table-cell office:value-type="float" office:value="-7.20312075859329" calcext:value-type="float">
            <text:p>-7.20312075859329</text:p>
          </table:table-cell>
          <table:table-cell office:value-type="float" office:value="-339.100971266846" calcext:value-type="float">
            <text:p>-339.100971266846</text:p>
          </table:table-cell>
          <table:table-cell office:value-type="float" office:value="-5397.34752220767" calcext:value-type="float">
            <text:p>-5397.34752220767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p_hPa</text:p>
          </table:table-cell>
          <table:table-cell table:formula="of:=84659.7166666675/100" office:value-type="float" office:value="846.597166666675" calcext:value-type="float">
            <text:p>846.59716666667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_s</text:p>
          </table:table-cell>
          <table:table-cell table:formula="of:=273.15+25" office:value-type="float" office:value="298.15" calcext:value-type="float">
            <text:p>298.15</text:p>
          </table:table-cell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mfh</text:p>
          </table:table-cell>
          <table:table-cell table:formula="of:=(1+([.B14]/(1+([.B16]/(1+[.B18])))))/(SIN(RADIANS([.F2]))+([.B16]/(SIN(RADIANS([.F2]))+[.B18])))" office:value-type="float" office:value="1.30964758339624" calcext:value-type="float">
            <text:p>1.3096475833962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fw</text:p>
          </table:table-cell>
          <table:table-cell table:formula="of:=(1+([.B15]/(1+([.B17]/(1+[.B19])))))/(SIN(RADIANS([.F2]))+([.B17]/(SIN(RADIANS([.F2]))+[.B19])))" office:value-type="float" office:value="1.31148537238317" calcext:value-type="float">
            <text:p>1.3114853723831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w</text:p>
          </table:table-cell>
          <table:table-cell office:value-type="float" office:value="15.9994" calcext:value-type="float">
            <text:p>15.999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d</text:p>
          </table:table-cell>
          <table:table-cell office:value-type="float" office:value="28.9644" calcext:value-type="float">
            <text:p>28.964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v</text:p>
          </table:table-cell>
          <table:table-cell office:value-type="float" office:value="461.525" calcext:value-type="float">
            <text:p>461.52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ho_w</text:p>
          </table:table-cell>
          <table:table-cell office:value-type="float" office:value="997" calcext:value-type="float">
            <text:p>997</text:p>
          </table:table-cell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ah</text:p>
          </table:table-cell>
          <table:table-cell table:style-name="ce1" office:value-type="float" office:value="0.0012451128509" calcext:value-type="float">
            <text:p>1.25E-0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w</text:p>
          </table:table-cell>
          <table:table-cell table:style-name="ce1" office:value-type="float" office:value="0.0006084390526" calcext:value-type="float">
            <text:p>6.08E-04</text:p>
          </table:table-cell>
          <table:table-cell/>
          <table:table-cell office:value-type="string" calcext:value-type="string">
            <text:p>Tm</text:p>
          </table:table-cell>
          <table:table-cell table:formula="of:=70.2+0.72*[.B5]" office:value-type="float" office:value="284.868" calcext:value-type="float">
            <text:p>284.86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h</text:p>
          </table:table-cell>
          <table:table-cell table:style-name="ce1" office:value-type="float" office:value="0.0027074805444" calcext:value-type="float">
            <text:p>2.71E-0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w</text:p>
          </table:table-cell>
          <table:table-cell table:style-name="ce1" office:value-type="float" office:value="0.0014082272735" calcext:value-type="float">
            <text:p>1.41E-0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h</text:p>
          </table:table-cell>
          <table:table-cell table:style-name="ce1" office:value-type="float" office:value="0.056279169098" calcext:value-type="float">
            <text:p>5.63E-0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w</text:p>
          </table:table-cell>
          <table:table-cell table:style-name="ce1" office:value-type="float" office:value="0.040289703115" calcext:value-type="float">
            <text:p>4.03E-02</text:p>
          </table:table-cell>
          <table:table-cell table:number-columns-repeated="12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office:value-type="string" calcext:value-type="string">
            <text:p>ZHD</text:p>
          </table:table-cell>
          <table:table-cell table:formula="of:=(0.0022768*[.B4])/(1-0.00266*COS(RADIANS(29.298186))-0.28*10^(-6)*11.68)" office:value-type="float" office:value="1.93202054346481" calcext:value-type="float">
            <text:p>1.93202054346481</text:p>
          </table:table-cell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ZWD</text:p>
          </table:table-cell>
          <table:table-cell table:formula="of:=([.L2]-[.B7]*[.B22])/[.B8]" office:value-type="float" office:value="-7.42165105259755" calcext:value-type="float">
            <text:p>-7.42165105259755</text:p>
          </table:table-cell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PI</text:p>
          </table:table-cell>
          <table:table-cell table:formula="of:=10^(6)/((375463/[.E15]+71.2952-77.689*([.B9]/[.B10]))*[.B11]*[.B12])" office:value-type="float" office:value="0.001614111988336" calcext:value-type="float">
            <text:p>0.001614111988336</text:p>
          </table:table-cell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PWV_mm</text:p>
          </table:table-cell>
          <table:table-cell table:formula="of:=[.B24]*[.B26]*1000" office:value-type="float" office:value="-11.9793759372442" calcext:value-type="float">
            <text:p>-11.9793759372442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1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3-16T14:46:54.706430232</meta:creation-date>
    <dc:date>2026-03-16T15:38:17.977477226</dc:date>
    <meta:editing-duration>PT26M50S</meta:editing-duration>
    <meta:editing-cycles>3</meta:editing-cycles>
    <meta:generator>LibreOffice/25.2.3.2$Linux_X86_64 LibreOffice_project/520$Build-2</meta:generator>
    <meta:document-statistic meta:table-count="1" meta:cell-count="66" meta:object-count="0"/>
    <meta:user-defined meta:name="date">YYYY-03-DDT14:47:03.517</meta:user-defined>
  </office:meta>
</office:document-meta>
</file>